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ые работы по курсу СПО, II семестр (Всего12)</text:p>
      <text:p text:style-name="Standard">1. Ознакомление с генератором YACC (письменный отчёт 1)</text:p>
      <text:p text:style-name="Standard"/>
      <text:p text:style-name="Standard"/>
      <text:p text:style-name="Standard">2. Ознакомление с генератором LEX (письменный отчёт 2)</text:p>
      <text:p text:style-name="Standard"/>
      <text:p text:style-name="Standard"/>
      <text:p text:style-name="Standard">3. Ознакомление с методом совместного использования YACC и LEX (устный опрос)</text:p>
      <text:p text:style-name="Standard"/>
      <text:p text:style-name="Standard"/>
      <text:p text:style-name="Standard">4. Ознакомление с утилитой make (письменный отчёт 3)</text:p>
      <text:p text:style-name="Standard"/>
      <text:p text:style-name="Standard"/>
      <text:p text:style-name="Standard">5. Макропроцессор. Разработка блока чтения макрокоманд (устный опрос)</text:p>
      <text:p text:style-name="Standard"/>
      <text:p text:style-name="Standard"/>
      <text:p text:style-name="Standard">6. Макропроцессор. Разработка блока макрогенерации (устный опрос)</text:p>
      <text:p text:style-name="Standard"/>
      <text:p text:style-name="Standard"/>
      <text:p text:style-name="Standard">7. Макропроцессор. Сборка и тестирование макропроцессора (письменный отчёт 4)</text:p>
      <text:p text:style-name="Standard"/>
      <text:p text:style-name="Standard"/>
      <text:p text:style-name="Standard">8. Ознакомление с языком разметки документов HTML (письменный отчёт 5)</text:p>
      <text:p text:style-name="Standard"/>
      <text:p text:style-name="Standard"/>
      <text:p text:style-name="Standard">9. TeX. Вёрстка простого текста с заголовками разделов и подразделов (устный опрос)</text:p>
      <text:p text:style-name="Standard"/>
      <text:p text:style-name="Standard"/>
      <text:p text:style-name="Standard">10. TeX. Вёрстка простых математических выражений (устный опрос)</text:p>
      <text:p text:style-name="Standard"/>
      <text:p text:style-name="Standard"/>
      <text:p text:style-name="Standard">11. TeX. Вёрстка дробей и матриц (устный опрос)</text:p>
      <text:p text:style-name="Standard"/>
      <text:p text:style-name="Standard"/>
      <text:p text:style-name="Standard">12. TeX. Вёрстка математического документа (письменный отчёт 6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19:28</meta:creation-date>
    <meta:generator>LibreOffice/3.5$Linux_x86 LibreOffice_project/350m1$Build-2</meta:generator>
    <dc:date>2019-02-04T11:48:20</dc:date>
    <meta:editing-duration>PT13M14S</meta:editing-duration>
    <meta:editing-cycles>5</meta:editing-cycles>
    <meta:document-statistic meta:table-count="0" meta:image-count="0" meta:object-count="0" meta:page-count="1" meta:paragraph-count="13" meta:word-count="113" meta:character-count="830" meta:non-whitespace-character-count="730"/>
  </office:meta>
</office:document-meta>
</file>